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text-properties officeooo:rsid="000a3b53" officeooo:paragraph-rsid="000a3b53"/>
    </style:style>
    <style:style style:name="P2" style:family="paragraph" style:parent-style-name="Standard">
      <style:text-properties officeooo:rsid="000a3b53" officeooo:paragraph-rsid="000bdef4"/>
    </style:style>
    <style:style style:name="P3" style:family="paragraph" style:parent-style-name="Standard">
      <style:text-properties officeooo:rsid="000a3b53" officeooo:paragraph-rsid="000c55f6"/>
    </style:style>
    <style:style style:name="P4" style:family="paragraph" style:parent-style-name="Standard">
      <style:text-properties officeooo:rsid="000c723d" officeooo:paragraph-rsid="000c723d"/>
    </style:style>
    <style:style style:name="P5" style:family="paragraph" style:parent-style-name="Standard">
      <style:text-properties officeooo:paragraph-rsid="000c723d"/>
    </style:style>
    <style:style style:name="P6" style:family="paragraph" style:parent-style-name="Standard">
      <style:text-properties officeooo:rsid="00125607" officeooo:paragraph-rsid="00125607"/>
    </style:style>
    <style:style style:name="P7" style:family="paragraph" style:parent-style-name="Standard">
      <style:text-properties officeooo:rsid="00125607" officeooo:paragraph-rsid="0022ffda"/>
    </style:style>
    <style:style style:name="P8" style:family="paragraph" style:parent-style-name="Standard">
      <style:text-properties fo:color="#c9211e" loext:opacity="100%" officeooo:rsid="000a3b53" officeooo:paragraph-rsid="000bdef4"/>
    </style:style>
    <style:style style:name="P9" style:family="paragraph" style:parent-style-name="Standard">
      <style:text-properties fo:color="#c9211e" loext:opacity="100%" fo:font-weight="bold" officeooo:rsid="0016cb44" officeooo:paragraph-rsid="0016cb44" style:font-weight-asian="bold" style:font-weight-complex="bold"/>
    </style:style>
    <style:style style:name="P10" style:family="paragraph" style:parent-style-name="Standard">
      <style:text-properties officeooo:rsid="0018dbd0" officeooo:paragraph-rsid="0018dbd0"/>
    </style:style>
    <style:style style:name="P11" style:family="paragraph" style:parent-style-name="Standard">
      <style:text-properties officeooo:rsid="001aa365" officeooo:paragraph-rsid="001aa365"/>
    </style:style>
    <style:style style:name="P12" style:family="paragraph" style:parent-style-name="Standard">
      <style:text-properties officeooo:rsid="001aeaa7" officeooo:paragraph-rsid="001aeaa7"/>
    </style:style>
    <style:style style:name="P13" style:family="paragraph" style:parent-style-name="Standard">
      <style:text-properties officeooo:rsid="001aeaa7" officeooo:paragraph-rsid="0022ffda"/>
    </style:style>
    <style:style style:name="P14" style:family="paragraph" style:parent-style-name="Standard">
      <style:text-properties officeooo:paragraph-rsid="0022ffda"/>
    </style:style>
    <style:style style:name="P15" style:family="paragraph" style:parent-style-name="Standard">
      <style:text-properties officeooo:rsid="001bfd1d" officeooo:paragraph-rsid="001bfd1d"/>
    </style:style>
    <style:style style:name="P16" style:family="paragraph" style:parent-style-name="Standard">
      <style:text-properties officeooo:rsid="001bfd1d" officeooo:paragraph-rsid="0022ffda"/>
    </style:style>
    <style:style style:name="P17" style:family="paragraph" style:parent-style-name="Standard">
      <style:text-properties officeooo:rsid="001f28bb" officeooo:paragraph-rsid="001f28bb"/>
    </style:style>
    <style:style style:name="P18" style:family="paragraph" style:parent-style-name="Standard">
      <style:text-properties officeooo:rsid="001f28bb" officeooo:paragraph-rsid="0022ffda"/>
    </style:style>
    <style:style style:name="P19" style:family="paragraph" style:parent-style-name="Standard">
      <style:text-properties officeooo:rsid="002109c2" officeooo:paragraph-rsid="002109c2"/>
    </style:style>
    <style:style style:name="P20" style:family="paragraph" style:parent-style-name="Standard">
      <style:text-properties officeooo:rsid="002109c2" officeooo:paragraph-rsid="0022ffda"/>
    </style:style>
    <style:style style:name="P21" style:family="paragraph" style:parent-style-name="Standard">
      <style:text-properties officeooo:rsid="002171e9" officeooo:paragraph-rsid="002171e9"/>
    </style:style>
    <style:style style:name="P22" style:family="paragraph" style:parent-style-name="Standard">
      <style:text-properties officeooo:rsid="002171e9" officeooo:paragraph-rsid="0022ffda"/>
    </style:style>
    <style:style style:name="P23" style:family="paragraph" style:parent-style-name="Standard" style:list-style-name="L1">
      <style:text-properties officeooo:rsid="000a3b53" officeooo:paragraph-rsid="000bdef4"/>
    </style:style>
    <style:style style:name="P24" style:family="paragraph" style:parent-style-name="Standard">
      <style:text-properties officeooo:rsid="000d87fb" officeooo:paragraph-rsid="000ef36a"/>
    </style:style>
    <style:style style:name="P25" style:family="paragraph" style:parent-style-name="Standard" style:list-style-name="L2">
      <style:text-properties officeooo:paragraph-rsid="000ef36a"/>
    </style:style>
    <style:style style:name="P26" style:family="paragraph" style:parent-style-name="Standard" style:list-style-name="L3">
      <style:text-properties officeooo:rsid="0010e53a" officeooo:paragraph-rsid="0010e53a"/>
    </style:style>
    <style:style style:name="P27" style:family="paragraph" style:parent-style-name="Standard" style:list-style-name="L3">
      <style:text-properties officeooo:rsid="001d8dfb" officeooo:paragraph-rsid="001d8dfb"/>
    </style:style>
    <style:style style:name="P28" style:family="paragraph" style:parent-style-name="Standard" style:list-style-name="L3">
      <style:text-properties officeooo:rsid="002579be" officeooo:paragraph-rsid="002579be"/>
    </style:style>
    <style:style style:name="P29" style:family="paragraph" style:parent-style-name="Standard" style:list-style-name="L4">
      <style:text-properties officeooo:rsid="002579be" officeooo:paragraph-rsid="002579be"/>
    </style:style>
    <style:style style:name="P30" style:family="paragraph" style:parent-style-name="Standard" style:list-style-name="L3">
      <style:text-properties fo:color="#c9211e" loext:opacity="100%" officeooo:rsid="001405d4" officeooo:paragraph-rsid="001405d4"/>
    </style:style>
    <style:style style:name="P31" style:family="paragraph" style:parent-style-name="Standard" style:list-style-name="L4">
      <style:text-properties fo:color="#c9211e" loext:opacity="100%" officeooo:rsid="001bfd1d" officeooo:paragraph-rsid="0022ffda"/>
    </style:style>
    <style:style style:name="P32" style:family="paragraph" style:parent-style-name="Standard" style:list-style-name="L4">
      <style:text-properties fo:color="#c9211e" loext:opacity="100%" officeooo:rsid="001bfd1d" officeooo:paragraph-rsid="001bfd1d"/>
    </style:style>
    <style:style style:name="P33" style:family="paragraph" style:parent-style-name="Standard" style:list-style-name="L4">
      <style:text-properties officeooo:paragraph-rsid="0022ffda"/>
    </style:style>
    <style:style style:name="P34" style:family="paragraph" style:parent-style-name="Standard" style:list-style-name="L4">
      <style:text-properties officeooo:paragraph-rsid="001aeaa7"/>
    </style:style>
    <style:style style:name="P35" style:family="paragraph" style:parent-style-name="Standard" style:list-style-name="L4">
      <style:text-properties officeooo:paragraph-rsid="002ba700"/>
    </style:style>
    <style:style style:name="P36" style:family="paragraph" style:parent-style-name="Standard" style:list-style-name="L4">
      <style:text-properties officeooo:rsid="001c08fc" officeooo:paragraph-rsid="0022ffda"/>
    </style:style>
    <style:style style:name="P37" style:family="paragraph" style:parent-style-name="Standard" style:list-style-name="L4">
      <style:text-properties officeooo:rsid="001c08fc" officeooo:paragraph-rsid="001c08fc"/>
    </style:style>
    <style:style style:name="P38" style:family="paragraph" style:parent-style-name="Standard" style:list-style-name="L4">
      <style:text-properties officeooo:rsid="001c08fc" officeooo:paragraph-rsid="002ba700"/>
    </style:style>
    <style:style style:name="P39" style:family="paragraph" style:parent-style-name="Standard" style:list-style-name="L4">
      <style:text-properties officeooo:rsid="001f28bb" officeooo:paragraph-rsid="0022ffda"/>
    </style:style>
    <style:style style:name="P40" style:family="paragraph" style:parent-style-name="Standard" style:list-style-name="L4">
      <style:text-properties officeooo:rsid="001f28bb" officeooo:paragraph-rsid="001f28bb"/>
    </style:style>
    <style:style style:name="P41" style:family="paragraph" style:parent-style-name="Standard" style:list-style-name="L4">
      <style:text-properties officeooo:rsid="001f28bb" officeooo:paragraph-rsid="002ba700"/>
    </style:style>
    <style:style style:name="P42" style:family="paragraph" style:parent-style-name="Standard">
      <style:text-properties officeooo:rsid="001f28bb" officeooo:paragraph-rsid="002ba700"/>
    </style:style>
    <style:style style:name="P43" style:family="paragraph" style:parent-style-name="Standard">
      <style:text-properties officeooo:rsid="001f28bb" officeooo:paragraph-rsid="002bbe97"/>
    </style:style>
    <style:style style:name="P44" style:family="paragraph" style:parent-style-name="Standard" style:list-style-name="L4">
      <style:text-properties officeooo:rsid="001b8cac" officeooo:paragraph-rsid="001b8cac"/>
    </style:style>
    <style:style style:name="P45" style:family="paragraph" style:parent-style-name="Standard" style:list-style-name="L4">
      <style:text-properties officeooo:rsid="001b8cac" officeooo:paragraph-rsid="002ba700"/>
    </style:style>
    <style:style style:name="P46" style:family="paragraph" style:parent-style-name="Standard">
      <style:text-properties officeooo:rsid="002109c2" officeooo:paragraph-rsid="00212f57"/>
    </style:style>
    <style:style style:name="P47" style:family="paragraph" style:parent-style-name="Standard">
      <style:text-properties officeooo:rsid="002109c2" officeooo:paragraph-rsid="0022ffda"/>
    </style:style>
    <style:style style:name="P48" style:family="paragraph" style:parent-style-name="Standard">
      <style:text-properties officeooo:rsid="002109c2" officeooo:paragraph-rsid="002109c2"/>
    </style:style>
    <style:style style:name="P49" style:family="paragraph" style:parent-style-name="Standard">
      <style:text-properties officeooo:rsid="002109c2" officeooo:paragraph-rsid="002ea69d"/>
    </style:style>
    <style:style style:name="P50" style:family="paragraph" style:parent-style-name="Standard">
      <style:text-properties officeooo:rsid="002b31e8" officeooo:paragraph-rsid="002b31e8"/>
    </style:style>
    <style:style style:name="P51" style:family="paragraph" style:parent-style-name="Standard">
      <style:text-properties officeooo:rsid="001aeaa7" officeooo:paragraph-rsid="002b31e8"/>
    </style:style>
    <style:style style:name="P52" style:family="paragraph" style:parent-style-name="Standard">
      <style:text-properties officeooo:rsid="001aa365" officeooo:paragraph-rsid="002b31e8"/>
    </style:style>
    <style:style style:name="P53" style:family="paragraph" style:parent-style-name="Standard">
      <style:text-properties officeooo:rsid="002171e9" officeooo:paragraph-rsid="002b31e8"/>
    </style:style>
    <style:style style:name="P54" style:family="paragraph" style:parent-style-name="Standard">
      <style:text-properties officeooo:rsid="002ba700" officeooo:paragraph-rsid="002ba700"/>
    </style:style>
    <style:style style:name="P55" style:family="paragraph" style:parent-style-name="Standard" style:list-style-name="L5">
      <style:text-properties officeooo:rsid="002bbe97" officeooo:paragraph-rsid="002bbe97"/>
    </style:style>
    <style:style style:name="P56" style:family="paragraph" style:parent-style-name="Standard">
      <style:text-properties officeooo:rsid="00125607" officeooo:paragraph-rsid="002ea69d"/>
    </style:style>
    <style:style style:name="P57" style:family="paragraph" style:parent-style-name="Standard">
      <style:text-properties officeooo:rsid="002ea69d" officeooo:paragraph-rsid="002ea69d"/>
    </style:style>
    <style:style style:name="P58" style:family="paragraph" style:parent-style-name="Standard">
      <style:text-properties officeooo:rsid="00304a41" officeooo:paragraph-rsid="00304a41"/>
    </style:style>
    <style:style style:name="T1" style:family="text">
      <style:text-properties officeooo:rsid="000a3b53"/>
    </style:style>
    <style:style style:name="T2" style:family="text">
      <style:text-properties officeooo:rsid="000bdef4"/>
    </style:style>
    <style:style style:name="T3" style:family="text">
      <style:text-properties fo:font-weight="bold" style:font-weight-asian="bold" style:font-weight-complex="bold"/>
    </style:style>
    <style:style style:name="T4" style:family="text">
      <style:text-properties fo:font-weight="normal" officeooo:rsid="000c55f6" style:font-weight-asian="normal" style:font-weight-complex="normal"/>
    </style:style>
    <style:style style:name="T5" style:family="text">
      <style:text-properties officeooo:rsid="000c723d"/>
    </style:style>
    <style:style style:name="T6" style:family="text">
      <style:text-properties officeooo:rsid="000d87fb"/>
    </style:style>
    <style:style style:name="T7" style:family="text">
      <style:text-properties officeooo:rsid="000ef36a"/>
    </style:style>
    <style:style style:name="T8" style:family="text">
      <style:text-properties officeooo:rsid="0010e53a"/>
    </style:style>
    <style:style style:name="T9" style:family="text">
      <style:text-properties officeooo:rsid="00125398"/>
    </style:style>
    <style:style style:name="T10" style:family="text">
      <style:text-properties officeooo:rsid="00176320"/>
    </style:style>
    <style:style style:name="T11" style:family="text">
      <style:text-properties officeooo:rsid="001aa365"/>
    </style:style>
    <style:style style:name="T12" style:family="text">
      <style:text-properties officeooo:rsid="001aeaa7"/>
    </style:style>
    <style:style style:name="T13" style:family="text">
      <style:text-properties officeooo:rsid="001af395"/>
    </style:style>
    <style:style style:name="T14" style:family="text">
      <style:text-properties officeooo:rsid="001f28bb"/>
    </style:style>
    <style:style style:name="T15" style:family="text">
      <style:text-properties officeooo:rsid="002109c2"/>
    </style:style>
    <style:style style:name="T16" style:family="text">
      <style:text-properties officeooo:rsid="00212f57"/>
    </style:style>
    <style:style style:name="T17" style:family="text">
      <style:text-properties officeooo:rsid="002171e9"/>
    </style:style>
    <style:style style:name="T18" style:family="text">
      <style:text-properties officeooo:rsid="0022ffda"/>
    </style:style>
    <style:style style:name="T19" style:family="text">
      <style:text-properties officeooo:rsid="00243748"/>
    </style:style>
    <style:style style:name="T20" style:family="text">
      <style:text-properties officeooo:rsid="002579be"/>
    </style:style>
    <style:style style:name="T21" style:family="text">
      <style:text-properties officeooo:rsid="002865bc"/>
    </style:style>
    <style:style style:name="T22" style:family="text">
      <style:text-properties officeooo:rsid="002b31e8"/>
    </style:style>
    <style:style style:name="T23" style:family="text">
      <style:text-properties officeooo:rsid="002ba700"/>
    </style:style>
    <style:style style:name="T24" style:family="text">
      <style:text-properties officeooo:rsid="002bbe97"/>
    </style:style>
    <style:style style:name="T25" style:family="text">
      <style:text-properties officeooo:rsid="002ce4de"/>
    </style:style>
    <style:style style:name="T26" style:family="text">
      <style:text-properties officeooo:rsid="002ea6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ebungsblatt 3</text:p>
      <text:p text:style-name="P1"/>
      <text:p text:style-name="P1">Aufgabe 2</text:p>
      <text:p text:style-name="P1"/>
      <text:p text:style-name="P3">a)<text:span text:style-name="T3"> </text:span></text:p>
      <text:p text:style-name="P3"><text:span text:style-name="T4">i) </text:span><text:span text:style-name="T3">one-tailed</text:span></text:p>
      <text:p text:style-name="P1">Elaboration:</text:p>
      <text:list xml:id="list2404683936" text:style-name="L1">
        <text:list-item>
          <text:p text:style-name="P23">one-tailed: the alternative hypothesis: the reaction time is shorter in the control grou<text:span text:style-name="T2">p K than that in the group B.</text:span></text:p>
        </text:list-item>
        <text:list-item>
          <text:p text:style-name="P23">independent samples: reaction times were recorded on different individuals for each group. The participants from the control group K are different people than in the group B.</text:p>
        </text:list-item>
      </text:list>
      <text:p text:style-name="P2"/>
      <text:p text:style-name="P8">Parametric or non-parametric?</text:p>
      <text:p text:style-name="P9">Non-parametric!</text:p>
      <text:p text:style-name="P1"/>
      <text:p text:style-name="P5"><text:span text:style-name="T5">ii) </text:span><text:span text:style-name="T14">one-tailed </text:span><text:span text:style-name="T5">Wilcoxon rank-sum </text:span><text:span text:style-name="T9">test</text:span><text:span text:style-name="T1"> for independent sample</text:span></text:p>
      <text:p text:style-name="P4"/>
      <text:p text:style-name="P24">Justification:</text:p>
      <text:list xml:id="list322570226" text:style-name="L2">
        <text:list-item>
          <text:p text:style-name="P25"><text:span text:style-name="T8">The sample contains a small number of observations which makes it difficult to make an assumption about the normality of the data distribution. In this case a non-parametric alternative of a t-test is preferrable. Having said that, t</text:span><text:span text:style-name="T6">he normality test by scipy.stats.normaltest yielded the p-value of 0.594 for the data gro</text:span><text:span text:style-name="T7">up</text:span><text:span text:style-name="T6"> the group B and 0.37</text:span><text:span text:style-name="T7">3 for the group K</text:span><text:span text:style-name="T6">, which is above the significance level of 0.05. </text:span><text:span text:style-name="T7">Thus, the null hypothesis of normal distribution cannot be rejected.</text:span></text:p>
        </text:list-item>
      </text:list>
      <text:list xml:id="list1283658935" text:style-name="L3">
        <text:list-item>
          <text:p text:style-name="P26">The control group K has an outlier with the value 0.91 which can also be taken as a signal of taking a non-parametric test given the size of the sample.</text:p>
        </text:list-item>
        <text:list-item>
          <text:p text:style-name="P27">The individuals are different in each group → the observations are independent.</text:p>
        </text:list-item>
        <text:list-item>
          <text:p text:style-name="P28">Both samples are continuously distributed (interval data).</text:p>
        </text:list-item>
        <text:list-item>
          <text:p text:style-name="P30">Variance??</text:p>
        </text:list-item>
      </text:list>
      <text:p text:style-name="P6"><text:span text:style-name="T10">i</text:span>ii) <text:span text:style-name="T10">The test statistic of 1.819 is show to be statistically significant (p=0.0345), indicating that the reaction times of the control group K is significantly greater compared to that in the group B. Conclusion: based on the given sample, alcohol does affect reaction time.</text:span></text:p>
      <text:p text:style-name="P6"/>
      <text:p text:style-name="P6"/>
      <text:p text:style-name="P10">b)</text:p>
      <text:p text:style-name="P14"><text:span text:style-name="T18">i</text:span><text:span text:style-name="T17">) </text:span><text:span text:style-name="T11">the visual representation of data for both true and forged bank notes can be found below. Based on the boxplot, the bottom part of </text:span><text:span text:style-name="T18">the</text:span><text:span text:style-name="T11"> bank note</text:span><text:span text:style-name="T18">s</text:span><text:span text:style-name="T11"> is on average more narrow than the the top:</text:span></text:p>
      <text:p text:style-name="P22"/>
      <text:p text:style-name="P22"><text:tab/>mean top width = 10.<text:span text:style-name="T18">65</text:span></text:p>
      <text:p text:style-name="P14"><text:span text:style-name="T17"><text:tab/>mean bottom width = </text:span><text:span text:style-name="T18">9.418</text:span></text:p>
      <text:p text:style-name="P22"/>
      <text:p text:style-name="P13">The choice of the test was based on the following observations:</text:p>
      <text:p text:style-name="P13"/>
      <text:list xml:id="list2435750532" text:style-name="L4">
        <text:list-item>
          <text:p text:style-name="P33"><text:span text:style-name="T12">the </text:span><text:span text:style-name="T13">normality </text:span><text:span text:style-name="T12">assumption is violated </text:span><text:span text:style-name="T19">for the bottom width:</text:span><text:span text:style-name="T12"> </text:span><text:span text:style-name="T6">scipy.stats.normaltest </text:span><text:span text:style-name="T20">yielded p=2.1226663447191684e-10 </text:span><text:span text:style-name="T6">→</text:span><text:span text:style-name="T12"> the null hypothesis of normal distribution can be rejected).</text:span></text:p>
        </text:list-item>
        <text:list-item>
          <text:p text:style-name="P36">The observations in the groups are independent.</text:p>
        </text:list-item>
        <text:list-item>
          <text:p text:style-name="P39">There is no hypothesis on which group has a significantly greater/smaller difference between the bottom and the top width.</text:p>
        </text:list-item>
        <text:list-item>
          <text:p text:style-name="P29">Both samples are continuously distributed (interval data).</text:p>
        </text:list-item>
        <text:list-item>
          <text:p text:style-name="P31">Variance??</text:p>
        </text:list-item>
      </text:list>
      <text:p text:style-name="P16"/>
      <text:p text:style-name="P18"><text:soft-page-break/>The test choice: two-tailed <text:span text:style-name="T5">Wilcoxon rank-sum </text:span><text:span text:style-name="T9">test</text:span><text:span text:style-name="T1"> for independent sample</text:span></text:p>
      <text:p text:style-name="P20">Results:</text:p>
      <text:p text:style-name="P20"/>
      <text:p text:style-name="P20">Wilcoxon rank-sum test for independent samples with same dsitribution</text:p>
      <text:p text:style-name="P20">======================================================================</text:p>
      <text:p text:style-name="P20">t statistic : -8.739</text:p>
      <text:p text:style-name="P20">p-value : 0.0</text:p>
      <text:p text:style-name="P7"/>
      <text:p text:style-name="P14"><text:span text:style-name="T15">The p-value </text:span><text:span text:style-name="T21">approaches zero</text:span><text:span text:style-name="T15"> </text:span><text:span text:style-name="T21">and</text:span><text:span text:style-name="T15"> thus </text:span><text:span text:style-name="T21">the result</text:span><text:span text:style-name="T15"> statistically significant. We can reject the null hypothesis of no difference between the top and bottom width.</text:span></text:p>
      <text:p text:style-name="P14"/>
      <text:p text:style-name="P20">Conclusion: the top width is on average different from the bottom width of a bank note.</text:p>
      <text:p text:style-name="P20"/>
      <text:p text:style-name="P11"><text:span text:style-name="T16">ii</text:span>) the visual representation of data for both true and forged bank notes can be found below. Based on the boxplot, the bottom part of both true and forged bank noted is on average more narrow than the the top. <text:span text:style-name="T12">This difference is even more apparent for the true bank notes:</text:span></text:p>
      <text:p text:style-name="P11"/>
      <text:p text:style-name="P21">True bank notes:</text:p>
      <text:p text:style-name="P21"><text:tab/>mean top width = 10.168</text:p>
      <text:p text:style-name="P21"><text:tab/>mean bottom width = 8.305</text:p>
      <text:p text:style-name="P21">Forged bank notes:</text:p>
      <text:p text:style-name="P21"><text:tab/>mean top width = 11.133</text:p>
      <text:p text:style-name="P21"><text:tab/>mean bottom width = 10.53</text:p>
      <text:p text:style-name="P21"/>
      <text:p text:style-name="P12">The choice of the test was based on the following observations:</text:p>
      <text:p text:style-name="P12"/>
      <text:list xml:id="list155416398333279" text:continue-numbering="true" text:style-name="L4">
        <text:list-item>
          <text:p text:style-name="P34"><text:span text:style-name="T12">the </text:span><text:span text:style-name="T13">normality </text:span><text:span text:style-name="T12">assumption is violated for the subset of the true bank notes with the values for the top width (p=0.0058 provided by </text:span><text:span text:style-name="T6">scipy.stats.normaltest →</text:span><text:span text:style-name="T12"> the null hypothesis of normal distribution can be rejected).</text:span></text:p>
        </text:list-item>
        <text:list-item>
          <text:p text:style-name="P44">The presence of outliers in both true and forged groups, as seen in the boxplot.</text:p>
        </text:list-item>
        <text:list-item>
          <text:p text:style-name="P37">The observations in the groups are independent.</text:p>
        </text:list-item>
        <text:list-item>
          <text:p text:style-name="P40">There is no hypothesis on which group has a significantly greater/smaller difference between the bottom and the top width.</text:p>
        </text:list-item>
        <text:list-item>
          <text:p text:style-name="P29">Both samples are continuously distributed (interval data).</text:p>
        </text:list-item>
        <text:list-item>
          <text:p text:style-name="P32">Variance??</text:p>
        </text:list-item>
      </text:list>
      <text:p text:style-name="P15"/>
      <text:p text:style-name="P17">The test choice: two-tailed <text:span text:style-name="T5">Wilcoxon rank-sum </text:span><text:span text:style-name="T9">test</text:span><text:span text:style-name="T1"> for independent sample</text:span></text:p>
      <text:p text:style-name="P19">Results:</text:p>
      <text:p text:style-name="P19"/>
      <text:p text:style-name="P19">Wilcoxon rank-sum test for independent samples with same dsitribution</text:p>
      <text:p text:style-name="P19">True bank notes</text:p>
      <text:p text:style-name="P19">t statistic : -11.5401</text:p>
      <text:p text:style-name="P19">p-value : 0.0</text:p>
      <text:p text:style-name="P19"/>
      <text:p text:style-name="P19">Forged bank notes</text:p>
      <text:p text:style-name="P19">t statistic : -4.034</text:p>
      <text:p text:style-name="P19">p-value : 0.0001</text:p>
      <text:p text:style-name="P6"/>
      <text:p text:style-name="P19">The p-values in both groups are below the alpha level of 0.05 and thus statistically significant. We can reject the null hypothesis of no difference between the top and bottom width for both true and forged bank notes.</text:p>
      <text:p text:style-name="P19">Conclusion: the top width is on average different from the bottom width of a bank note.</text:p>
      <text:p text:style-name="P19"><text:soft-page-break/></text:p>
      <text:p text:style-name="P46"/>
      <text:p text:style-name="P50">c)</text:p>
      <text:p text:style-name="P50">I) <text:span text:style-name="T11">the visual representation of data for </text:span>the duration of stay in Clinic 1 and Clinic 2<text:span text:style-name="T11"> can be found below. Based on the boxplot, </text:span>the mean values for both datasets are significantly below 500:</text:p>
      <text:p text:style-name="P52"/>
      <text:p text:style-name="P53"><text:span text:style-name="T22">Mean duration of stay in C</text:span><text:span text:style-name="T24">l</text:span><text:span text:style-name="T22">inic 1</text:span>: <text:span text:style-name="T22">360.9</text:span></text:p>
      <text:p text:style-name="P53"><text:span text:style-name="T22">Mean duration of stay in C</text:span><text:span text:style-name="T24">l</text:span><text:span text:style-name="T22">inic 2</text:span>: <text:span text:style-name="T22">278.3</text:span></text:p>
      <text:p text:style-name="P53"/>
      <text:p text:style-name="P51">The choice of the test was based on the following observations:</text:p>
      <text:list xml:id="list4050689826" text:style-name="L5">
        <text:list-item>
          <text:p text:style-name="P55">a test is performed on each sample separately as they are not compared to each other.</text:p>
        </text:list-item>
      </text:list>
      <text:list xml:id="list155416540567131" text:continue-list="list155416398333279" text:style-name="L4">
        <text:list-item>
          <text:p text:style-name="P35"><text:span text:style-name="T23">according to the results of the normality test (</text:span><text:span text:style-name="T6">scipy.stats.normaltest</text:span><text:span text:style-name="T23">), both samples are non-normally distributed:</text:span></text:p>
        </text:list-item>
      </text:list>
      <text:p text:style-name="P54">p-value for the duration of stay in Clinic 1: 0.0007</text:p>
      <text:p text:style-name="P54">p-value for the duration of stay in Clinic 2: 0.0194</text:p>
      <text:p text:style-name="P54">(the null hypothesis of <text:span text:style-name="T6">scipy.stats.normaltest </text:span>is that data is normally distributed)</text:p>
      <text:p text:style-name="P54"/>
      <text:list xml:id="list155416663433787" text:continue-numbering="true" text:style-name="L4">
        <text:list-item>
          <text:p text:style-name="P45"><text:span text:style-name="T24">There is an outlier in the sample for Clinic 2 (878 days). Given the size of the sample (28 entries), the outlier is expected to have a certain influence on the data behavior.</text:span></text:p>
          <text:p text:style-name="P38"/>
        </text:list-item>
        <text:list-item>
          <text:p text:style-name="P41">The <text:span text:style-name="T24">alternative hypothesis states that the means in each sample is smaller than a certain value (in our case, 500 days)</text:span>.</text:p>
        </text:list-item>
      </text:list>
      <text:p text:style-name="P42"/>
      <text:p text:style-name="P43">The test choice: <text:span text:style-name="T26">one-sample </text:span><text:span text:style-name="T24">non-parametric one-tailed </text:span><text:span text:style-name="T25">Wilcoxon signed-rank test.</text:span></text:p>
      <text:p text:style-name="P43"/>
      <text:p text:style-name="P49">Results:</text:p>
      <text:p text:style-name="P49">=======================================================================</text:p>
      <text:p text:style-name="P57">Clinic 1</text:p>
      <text:p text:style-name="P49">statistic: 1631.0</text:p>
      <text:p text:style-name="P49">p-value: 3.0153305796338336e-08</text:p>
      <text:p text:style-name="P49"/>
      <text:p text:style-name="P57">Clini2</text:p>
      <text:p text:style-name="P49">statistic: 37.0</text:p>
      <text:p text:style-name="P49">p-value: 7.828079811404817e-05</text:p>
      <text:p text:style-name="P49"/>
      <text:p text:style-name="P58">Both results are statistically significant (both p-values are considerable below the alpha level of 0.05). Thus, the null hypothesis of no difference between the assumed mean of 500 days and the actual means in both samples can be rejected → the average stay in each clinic is statistically less than 500 days.</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9T21:58:44.769225120</meta:creation-date>
    <dc:date>2022-06-11T15:54:14.632362576</dc:date>
    <meta:editing-duration>PT3H20M20S</meta:editing-duration>
    <meta:editing-cycles>36</meta:editing-cycles>
    <meta:generator>LibreOffice/7.3.0.3$MacOSX_X86_64 LibreOffice_project/0f246aa12d0eee4a0f7adcefbf7c878fc2238db3</meta:generator>
    <meta:document-statistic meta:table-count="0" meta:image-count="0" meta:object-count="0" meta:page-count="3" meta:paragraph-count="83" meta:word-count="964" meta:character-count="5910" meta:non-whitespace-character-count="5044"/>
  </office:meta>
</office:document-meta>
</file>